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png" manifest:full-path="Pictures/100000000000000C0000000CB07DB53F.png"/>
  <manifest:file-entry manifest:media-type="image/jpeg" manifest:full-path="Pictures/100000000000019E0000007034FFF414.jp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3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6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68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P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/>
    </style:style>
    <style:style style:name="P6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7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8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/>
    </style:style>
    <style:style style:name="P9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fo:language="de" fo:country="CH" style:font-size-asian="7pt" style:font-name-complex="Arial"/>
    </style:style>
    <style:style style:name="P10" style:family="paragraph" style:parent-style-name="Standard">
      <style:text-properties style:font-name="Arial" fo:font-size="8pt" fo:language="de" fo:country="CH" style:font-size-asian="8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ize="8pt" fo:language="de" fo:country="CH" style:font-size-asian="8pt" style:font-name-complex="Arial"/>
    </style:style>
    <style:style style:name="P12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 style:font-name-complex="Arial"/>
    </style:style>
    <style:style style:name="P13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style:font-size-asian="8pt" style:font-name-complex="Arial"/>
    </style:style>
    <style:style style:name="P14" style:family="paragraph" style:parent-style-name="Text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15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6" style:family="paragraph">
      <style:paragraph-properties style:writing-mode="lr-tb"/>
    </style:style>
    <style:style style:name="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8pt" style:font-size-asian="8pt" style:font-name-complex="Arial"/>
    </style:style>
    <style:style style:name="T3" style:family="text">
      <style:text-properties fo:font-size="8pt" fo:language="de" fo:country="CH" style:font-size-asian="8pt" style:font-name-complex="Arial"/>
    </style:style>
    <style:style style:name="T4" style:family="text">
      <style:text-properties fo:font-size="8pt" fo:language="de" fo:country="CH" fo:font-weight="bold" style:font-size-asian="8pt" style:font-weight-asian="bold" style:font-name-complex="Arial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use-window-font-color="true"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Standard">Ergänzungsleistungen zur AHV und IV</text:p>
            <text:p text:style-name="Standard">Prestations complémentaires à l’AVS et à l’AI</text:p>
            <text:p text:style-name="Standard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Standard">Durchführungsstelle des Zuzugkantons</text:p>
            <text:p text:style-name="Standard">Organe d’exécution du nouveau canton de domicile</text:p>
            <text:p text:style-name="Standard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Standard">Wechsel des Wohnsitzkantons</text:p>
                  <text:p text:style-name="Standard">Changement du canton de domicile</text:p>
                  <text:p text:style-name="Standard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14"><text:bookmark-start text:name="Texte27"/>B<text:bookmark-end text:name="Texte27"/>ei Auswahlfragen das Zutreffende ankreuzen</text:p>
                  <text:p text:style-name="P14"/>
                  <text:p text:style-name="Standard">Pour les questions posant une alternative, marquer d’une croix ce qui convient</text:p>
                  <text:p text:style-name="Standard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Standard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bookmark-start text:name="CaseACocher1"/><draw:frame draw:style-name="fr4" draw:name="graphics2" text:anchor-type="as-char" svg:width="0.3cm" svg:height="0.3cm" draw:z-index="1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 text:style-name="Standard">Meldung des Wegzugkantons</text:p>
            <text:p text:style-name="Standard">Communication de l’ancien canton de domicile</text:p>
            <text:p text:style-name="Standard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Standard">Neue Adresse und Personalien des Versicherten</text:p>
            <text:p text:style-name="Standard">Nouvelle adresse et état personnel de l’assuré</text:p>
            <text:p text:style-name="Standard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Standard"><text:bookmark-start text:name="CaseACocher2"/><draw:frame draw:style-name="fr4" draw:name="graphics4" text:anchor-type="as-char" svg:width="0.3cm" svg:height="0.3cm" draw:z-index="3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 text:style-name="Standard">Rückfrage des Zuzugkantons</text:p>
            <text:p text:style-name="Standard">Demande de renseignements du nouveau canton de domicile</text:p>
            <text:p text:style-name="Standard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 text:style-name="Standard">Versichertennummer</text:p>
            <text:p text:style-name="Standard">N° d’assuré</text:p>
            <text:p text:style-name="Standard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Standard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Standard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Standard">Bischerige Adresse</text:p>
                  <text:p text:style-name="Standard">Ancienne adresse</text:p>
                  <text:p text:style-name="Standard">Indirizzo precedente</text:p>
                </table:table-cell>
                <table:table-cell table:style-name="Table1.B5.2.1" office:value-type="string">
                  <text:p text:style-name="Standard"/>
                </table:table-cell>
                <table:table-cell table:style-name="Table1.B5.3.1" office:value-type="string">
                  <text:p text:style-name="P7">Name und Vorname</text:p>
                  <text:p text:style-name="P6">Nom et prénom</text:p>
                  <text:p text:style-name="P9">Cognome e nome</text:p>
                </table:table-cell>
                <table:table-cell table:style-name="Table1.B5.4.1" office:value-type="string">
                  <text:p text:style-name="Standard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Standard"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 text:style-name="Standard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7">Evtl. gesetzl. Vertreter</text:p>
                        <text:p text:style-name="P6">Event. représentant légal</text:p>
                        <text:p text:style-name="P6">Ev. rappresentante legale</text:p>
                      </table:table-cell>
                      <table:table-cell table:style-name="Table1.B5.2.2.3.1" office:value-type="string">
                        <text:p text:style-name="Standard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1" office:value-type="string">
                        <text:p text:style-name="P7">Strasse</text:p>
                        <text:p text:style-name="P6">Rue</text:p>
                        <text:p text:style-name="P8">Via</text:p>
                      </table:table-cell>
                      <table:table-cell table:style-name="Table1.B5.2.2.3.1" office:value-type="string">
                        <text:p text:style-name="Standard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3" office:value-type="string">
                        <text:p text:style-name="P7">Wohnort</text:p>
                        <text:p text:style-name="P6">Lieu de domicile</text:p>
                        <text:p text:style-name="P9">Domicilio</text:p>
                      </table:table-cell>
                      <table:table-cell table:style-name="Table1.B5.2.2.3.3" office:value-type="string">
                        <text:p text:style-name="Standard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1">Betrag der monatlichen EL</text:p>
            <text:p text:style-name="Standard">Montant de la PC mensuelle</text:p>
            <text:p text:style-name="Standard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><text:span text:style-name="T2">F</text:span><text:span text:style-name="T3">r.</text:span></text:p>
            <text:p text:style-name="Standard">Fr.</text:p>
            <text:p text:style-name="Standard">Fr.</text:p>
          </table:table-cell>
          <table:table-cell table:style-name="Table1.A1" table:number-columns-spanned="3" office:value-type="string">
            <text:p text:style-name="Standard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11">Auszahlung bis</text:p>
            <text:p text:style-name="P10">Payée jusqu’au</text:p>
            <text:p text:style-name="Standard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Standard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5">Im laufenden Jahr vergütete Krankheitskosten</text:p>
            <text:p text:style-name="P13">Frais de maladie remboursés l’année en cours</text:p>
            <text:p text:style-name="Standard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2">Im laufenden Jahr vergütete Behinderungskosten (Art. 13 Abs. 6 ELKV)</text:p>
            <text:p text:style-name="P13">Frais résultant de l’invalidité remboursés l’année en cours (art. 13 al. 6 OMPC)</text:p>
            <text:p text:style-name="Standard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2">Betrag der nicht vergüteten Krankheitskosten (Selbstbehalt)</text:p>
            <text:p text:style-name="P13">Montant des frais de maladie non remboursés (franchise)</text:p>
            <text:p text:style-name="Standard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<text:span text:style-name="T4">Mit dem Wegzug entfällt die Ausrichtung der EL durch unseren Kanton. Für den weiteren Bezug hat der Versi</text:span><text:span text:style-name="T4">cherte im Zuzugkanton eine neue Anmeldung einzureic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 text:style-name="Standard"><draw:frame text:anchor-type="char" draw:z-index="0" draw:style-name="gr1" draw:text-style-name="P16" svg:width="5.254cm" svg:height="1.04cm" draw:transform="rotate (1.5707963267946) translate (-1.17298611111111cm 5.40455555555556cm)"><draw:text-box><text:p text:style-name="P16"><text:span text:style-name="T6">JUPR210 <text:s text:c="3"/>01 <text:s text:c="3"/>01 <text:s text:c="3"/>2005</text:span></text:p></draw:text-box></draw:frame>Datum / Date / Data</text:p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8" office:value-type="string">
            <text:p text:style-name="Standard">Stempel und Unterschrift des Wegzugkantons</text:p>
            <text:p text:style-name="Standard">Sceau et signature de l’ancien canton de domicile</text:p>
            <text:p text:style-name="Standard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Standard"><text:span text:style-name="T5">Clarens, le </text:span><text:bookmark-start text:name="Texte21"/><text:span text:style-name="T5">%</text:span><text:bookmark-end text:name="Texte21"/><text:span text:style-name="T5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1.A3" office:value-type="string">
            <text:p text:style-name="Standard"/>
          </table:table-cell>
        </table:table-row>
        <table:table-row table:style-name="Table1.2"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7" office:value-type="string">
            <text:p text:style-name="Standard">Caisse cantonale d'allocations familiales</text:p>
            <text:p text:style-name="Standard">1815 Clar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Standard"/>
          </table:table-cell>
        </table:table-row>
        <table:table-row table:style-name="Table1.16">
          <table:table-cell table:style-name="Table1.A3" table:number-columns-spanned="14" office:value-type="string">
            <text:p text:style-name="Standard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 text:style-name="Standard"><text:bookmark-start text:name="CaseACocher3"/><draw:frame draw:style-name="fr4" draw:name="graphics3" text:anchor-type="as-char" svg:width="0.3cm" svg:height="0.3cm" draw:z-index="2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2" office:value-type="string">
            <text:p text:style-name="Standard"><text:span text:style-name="T3">Kopi</text:span><text:span text:style-name="T3">e des EL-Berechnungsblattes</text:span></text:p>
            <text:p text:style-name="Standard">Copie de la feuille de calcul PC</text:p>
            <text:p text:style-name="Standard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 style:font-pitch="fixed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M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M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54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332cm" svg:y="0.441cm" svg:width="18.461cm" svg:height="2.584cm" draw:z-index="4"><draw:text-box><text:p text:style-name="MP2"><draw:frame draw:style-name="Mfr2" draw:name="Image1" text:anchor-type="paragraph" svg:x="10.936cm" svg:y="0.15cm" svg:width="7.426cm" svg:height="1.706cm" draw:z-index="5"><draw:image xlink:href="Pictures/100000000000019E0000007034FFF414.jpg" xlink:type="simple" xlink:show="embed" xlink:actuate="onLoad"/></draw:frame><draw:frame draw:style-name="Mfr3" draw:name="Image2" text:anchor-type="paragraph" svg:x="0cm" svg:y="0cm" svg:width="1.937cm" svg:height="1.207cm" draw:z-index="6"><draw:image xlink:href="Pictures/100000000000014A000000C5B808C140.jpg" xlink:type="simple" xlink:show="embed" xlink:actuate="onLoad"/></draw:frame><text:tab/><text:tab/><text:tab/>_____________________________________</text:p><text:p text:style-name="MP2"><text:tab/><text:tab/><text:tab/><text:span text:style-name="MT1">Caisse de compensation du Canton du Valais</text:span></text:p><text:p text:style-name="MP3"><text:tab/><text:tab/><text:tab/>Avenue Pratifori 22, case postale 287, 1951 Sion</text:p><text:p text:style-name="MP3"><text:tab/><text:tab/><text:tab/>Tél 027 324 91 11, Fax 027 324 91 12</text:p><text:p text:style-name="MP4"><text:tab/><text:tab/><text:tab/>ninfo@avs.vs.ch, www.avs.vs.ch</text:p><text:p text:style-name="MP5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date>2015-02-20T16:05:03.73</dc:date>
    <meta:printed-by>Sébastien Chèvre</meta:printed-by>
    <meta:print-date>2012-10-01T10:39:06</meta:print-date>
    <meta:editing-cycles>30</meta:editing-cycles>
    <meta:editing-duration>PT3H8M17S</meta:editing-duration>
    <meta:document-statistic meta:table-count="1" meta:image-count="5" meta:object-count="0" meta:page-count="1" meta:paragraph-count="100" meta:word-count="447" meta:character-count="3168"/>
    <meta:user-defined meta:name="Info 1"/>
    <meta:user-defined meta:name="Info 2"/>
    <meta:user-defined meta:name="Info 3"/>
    <meta:user-defined meta:name="Info 4"/>
  </office:meta>
</office:document-meta>
</file>